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FB2D81DB9431A2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424242" draw:marker-end="msArrowOvalEnd_20_9" draw:marker-end-width="0.35cm" draw:marker-end-center="true"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4285f4"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Standalone_20_Introduction_20_or_20_Summar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Standalone_20_Introduction_20_or_20_Summar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and_20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and_20_Subsection_20_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ection_20_and_20_Subsection_20_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1" style:family="presentation" style:parent-style-name="Title_20_Onl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20_Only-notes" style:list-style-name="L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Only-notes" style:list-style-name="L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Split_20_Summar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5" style:family="presentation" style:parent-style-name="Split_20_Summar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16" style:family="presentation" style:parent-style-name="Split_20_Summary-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7" style:family="presentation" style:parent-style-name="Split_20_Summary-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Split_20_Summary-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Main_20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0" style:family="presentation" style:parent-style-name="Main_20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Defaul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2" style:family="presentation" style:parent-style-name="Default-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3"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32pt" fo:font-weight="bold" style:font-weight-asian="bold" style:font-weight-complex="bold"/>
    </style:style>
    <style:style style:name="P7" style:family="paragraph">
      <style:paragraph-properties fo:margin-left="0cm" fo:margin-right="0cm" fo:margin-top="0cm" fo:margin-bottom="0.564cm" fo:line-height="100%" fo:text-align="start" fo:text-indent="0cm" style:writing-mode="lr-tb"/>
    </style:style>
    <style:style style:name="P8" style:family="paragraph">
      <loext:graphic-properties draw:fill="none"/>
      <style:paragraph-properties fo:text-align="start" style:font-independent-line-spacing="true"/>
      <style:text-properties fo:font-size="20pt" fo:font-weight="bold" style:font-weight-asian="bold" style:font-weight-complex="bold"/>
    </style:style>
    <style:style style:name="P9" style:family="paragraph">
      <loext:graphic-properties draw:fill="none"/>
      <style:paragraph-properties fo:text-align="start" style:font-independent-line-spacing="true"/>
      <style:text-properties fo:font-size="32pt"/>
    </style:style>
    <style:style style:name="P10" style:family="paragraph">
      <loext:graphic-properties draw:fill="none"/>
      <style:paragraph-properties fo:text-align="start" style:font-independent-line-spacing="true"/>
      <style:text-properties fo:font-size="20pt"/>
    </style:style>
    <style:style style:name="P11" style:family="paragraph">
      <loext:graphic-properties draw:fill="solid" draw:fill-color="#4285f4"/>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48pt"/>
    </style:style>
    <style:style style:name="P13" style:family="paragraph">
      <loext:graphic-properties draw:fill="none" draw:fill-color="#ffffff"/>
      <style:paragraph-properties fo:text-align="start" style:font-independent-line-spacing="true"/>
      <style:text-properties fo:font-size="22pt"/>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draw:fill-color="#ffffff"/>
      <style:paragraph-properties fo:margin-top="0cm" fo:margin-bottom="0cm" fo:line-height="100%" fo:text-align="start" style:writing-mode="lr-tb" style:font-independent-line-spacing="true"/>
      <style:text-properties fo:font-size="11pt"/>
    </style:style>
    <style:style style:name="P16" style:family="paragraph">
      <style:paragraph-properties fo:margin-left="0cm" fo:margin-right="0cm" fo:margin-top="0cm" fo:margin-bottom="0cm" fo:line-height="100%" fo:text-align="center" fo:text-indent="0cm" style:writing-mode="lr-tb"/>
    </style:style>
    <style:style style:name="P17" style:family="paragraph">
      <loext:graphic-properties draw:fill="none"/>
      <style:paragraph-properties fo:text-align="start" style:font-independent-line-spacing="true"/>
      <style:text-properties fo:font-size="22pt"/>
    </style:style>
    <style:style style:name="P18" style:family="paragraph">
      <loext:graphic-properties draw:fill="none" draw:fill-color="#ffffff"/>
      <style:paragraph-properties fo:text-align="start" style:font-independent-line-spacing="true"/>
      <style:text-properties fo:font-size="21pt"/>
    </style:style>
    <style:style style:name="P1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loext:graphic-properties draw:fill="none"/>
      <style:paragraph-properties fo:text-align="start" style:font-independent-line-spacing="true"/>
      <style:text-properties fo:font-size="60pt"/>
    </style:style>
    <style:style style:name="T1" style:family="text">
      <style:text-properties fo:font-variant="normal" fo:text-transform="none" fo:color="#ffffff"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4"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5"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6"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Calibri" fo:font-size="20pt" fo:letter-spacing="normal" fo:font-style="italic" style:text-underline-style="none" fo:font-weight="normal" style:font-name-asian="Calibri" style:font-size-asian="20pt" style:font-style-asian="italic" style:font-weight-asian="normal" style:font-name-complex="Calibri" style:font-size-complex="20pt" style:font-style-complex="italic" style:font-weight-complex="normal"/>
    </style:style>
    <style:style style:name="T12" style:family="text">
      <style:text-properties fo:font-variant="normal" fo:text-transform="none" fo:color="#434343"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13" style:family="text">
      <style:text-properties fo:font-variant="normal" fo:text-transform="none" fo:color="#737373" style:text-line-through-style="none" style:text-line-through-type="none" style:text-position="0% 100%" style:font-name="Calibri" fo:font-size="21pt" fo:letter-spacing="normal" fo:font-style="normal" style:text-underline-style="none" fo:font-weight="normal" style:font-name-asian="Calibri" style:font-size-asian="21pt" style:font-style-asian="normal" style:font-weight-asian="normal" style:font-name-complex="Calibri" style:font-size-complex="2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60pt" fo:letter-spacing="normal" fo:font-style="normal" style:text-underline-style="none" fo:font-weight="normal" style:font-name-asian="Calibri" style:font-size-asian="60pt" style:font-style-asian="normal" style:font-weight-asian="normal" style:font-name-complex="Calibri" style:font-size-complex="60pt" style:font-style-complex="normal" style:font-weight-complex="normal"/>
    </style:style>
    <style:style style:name="T1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Calibri"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ection Title" draw:style-name="dp1" draw:master-page-name="Standalone_20_Introduction_20_or_20_Summary" presentation:presentation-page-layout-name="AL1T0">
        <office:forms form:automatic-focus="false" form:apply-design-mode="false"/>
        <draw:frame draw:name="Shape 173" presentation:style-name="pr1" draw:text-style-name="P2" draw:layer="layout" svg:width="22.838cm" svg:height="2.812cm" svg:x="1.28cm" svg:y="5.737cm" presentation:class="title" presentation:user-transformed="true">
          <draw:text-box>
            <text:p text:style-name="P1"><text:span text:style-name="T1">Exploring the pros and cons of Functional Python with an example</text:span></text:p>
          </draw:text-box>
        </draw:frame>
        <presentation:notes draw:style-name="dp2">
          <draw:page-thumbnail draw:name="Shape 170" draw:style-name="gr1" draw:layer="layout" svg:width="16.932cm" svg:height="9.524cm" svg:x="1.058cm" svg:y="1.905cm" draw:page-number="1" presentation:class="page"/>
          <draw:frame draw:name="Shape 171" presentation:style-name="pr2" draw:text-style-name="P4" draw:layer="layout" svg:width="15.239cm" svg:height="11.429cm" svg:x="1.905cm" svg:y="12.065cm" presentation:class="notes" presentation:user-transformed="true">
            <draw:text-box>
              <text:p text:style-name="P3"><text:span text:style-name="T2">The name of the section would be mentioned here.</text:span></text:p>
            </draw:text-box>
          </draw:frame>
        </presentation:notes>
      </draw:page>
      <draw:page draw:name="What We’ll Learn" draw:style-name="dp1" draw:master-page-name="Title_20_and_20_Body" presentation:presentation-page-layout-name="AL2T1">
        <office:forms form:automatic-focus="false" form:apply-design-mode="false"/>
        <draw:custom-shape draw:name="Shape 178" draw:style-name="gr2" draw:text-style-name="P5" draw:layer="layout" svg:width="0.001cm" svg:height="3.117cm" draw:transform="rotate (-3.14159265358979) translate (1.889cm 9.1cm)">
          <text:p/>
          <draw:enhanced-geometry draw:mirror-horizontal="false" draw:mirror-vertical="false" svg:viewBox="0 0 21600 21600" draw:type="mso-spt32" draw:enhanced-path="M 0 0 L 21600 21600 N"/>
        </draw:custom-shape>
        <draw:frame draw:name="Shape 179" presentation:style-name="pr3" draw:text-style-name="P6" draw:layer="layout" svg:width="5.038cm" svg:height="1.088cm" svg:x="2.02cm" svg:y="5.544cm" presentation:class="title" presentation:user-transformed="true">
          <draw:text-box>
            <text:p text:style-name="P1"><text:span text:style-name="T3">Example</text:span></text:p>
          </draw:text-box>
        </draw:frame>
        <draw:frame draw:name="Shape 180" presentation:style-name="pr4" draw:text-style-name="P8" draw:layer="layout" svg:width="6.362cm" svg:height="1.607cm" svg:x="2.02cm" svg:y="6.35cm" presentation:class="outline" presentation:user-transformed="true">
          <draw:text-box>
            <text:p text:style-name="P7"><text:span text:style-name="T4">What does functional Python look like?</text:span></text:p>
          </draw:text-box>
        </draw:frame>
        <draw:custom-shape draw:name="Shape 181" draw:style-name="gr2" draw:text-style-name="P5" draw:layer="layout" svg:width="0.001cm" svg:height="1.854cm" svg:x="9.573cm" svg:y="9.156cm">
          <text:p/>
          <draw:enhanced-geometry draw:mirror-horizontal="false" draw:mirror-vertical="false" svg:viewBox="0 0 21600 21600" draw:type="mso-spt32" draw:enhanced-path="M 0 0 L 21600 21600 N"/>
        </draw:custom-shape>
        <draw:frame draw:name="Shape 182" presentation:style-name="pr3" draw:text-style-name="P9" draw:layer="layout" svg:width="6.452cm" svg:height="1.088cm" svg:x="9.703cm" svg:y="10.348cm" presentation:class="title" presentation:user-transformed="true">
          <draw:text-box>
            <text:p text:style-name="P1"><text:span text:style-name="T5">Pros</text:span></text:p>
          </draw:text-box>
        </draw:frame>
        <draw:frame draw:name="Shape 183" presentation:style-name="pr4" draw:text-style-name="P10" draw:layer="layout" svg:width="5.935cm" svg:height="1.607cm" svg:x="9.703cm" svg:y="11.154cm" presentation:class="outline" presentation:user-transformed="true">
          <draw:text-box>
            <text:p text:style-name="P7"><text:span text:style-name="T6">What are the advantages of functional Python?</text:span></text:p>
          </draw:text-box>
        </draw:frame>
        <draw:custom-shape draw:name="Shape 184" draw:style-name="gr2" draw:text-style-name="P5" draw:layer="layout" svg:width="0.001cm" svg:height="3.209cm" draw:transform="rotate (-3.14159265358979) translate (16.35cm 9.169cm)">
          <text:p/>
          <draw:enhanced-geometry draw:mirror-horizontal="false" draw:mirror-vertical="false" svg:viewBox="0 0 21600 21600" draw:type="mso-spt32" draw:enhanced-path="M 0 0 L 21600 21600 N"/>
        </draw:custom-shape>
        <draw:frame draw:name="Shape 185" presentation:style-name="pr3" draw:text-style-name="P9" draw:layer="layout" svg:width="5.038cm" svg:height="1.088cm" svg:x="16.481cm" svg:y="5.544cm" presentation:class="title" presentation:user-transformed="true">
          <draw:text-box>
            <text:p text:style-name="P1"><text:span text:style-name="T5">Cons</text:span></text:p>
          </draw:text-box>
        </draw:frame>
        <draw:frame draw:name="Shape 186" presentation:style-name="pr4" draw:text-style-name="P10" draw:layer="layout" svg:width="6.105cm" svg:height="1.607cm" svg:x="16.481cm" svg:y="6.35cm" presentation:class="outline" presentation:user-transformed="true">
          <draw:text-box>
            <text:p text:style-name="P7"><text:span text:style-name="T6">What are the disadvantages of functional Python?</text:span></text:p>
          </draw:text-box>
        </draw:frame>
        <draw:frame draw:name="Shape 193" presentation:style-name="pr5" draw:text-style-name="P9" draw:layer="layout" svg:width="22.838cm" svg:height="2.132cm" svg:x="1.311cm" svg:y="2.052cm" presentation:class="title" presentation:user-transformed="true">
          <draw:text-box>
            <text:p text:style-name="P1"><text:span text:style-name="T7">What we’ll learn</text:span></text:p>
          </draw:text-box>
        </draw:frame>
        <draw:g draw:name="Shape 194">
          <draw:custom-shape draw:name="Shape 195" draw:style-name="gr3" draw:text-style-name="P11" draw:layer="layout" svg:width="1.854cm" svg:height="1.603cm" draw:transform="rotate (-1.5707963267949) translate (24.335cm 8.31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6" draw:style-name="gr3" draw:text-style-name="P11" draw:layer="layout" svg:width="21.957cm" svg:height="0.674cm" svg:x="1.065cm" svg:y="8.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175" draw:style-name="gr1" draw:layer="layout" svg:width="16.933cm" svg:height="9.524cm" svg:x="1.059cm" svg:y="1.905cm" draw:page-number="2" presentation:class="page"/>
          <draw:frame draw:name="Shape 176" presentation:style-name="pr6" draw:text-style-name="P4" draw:layer="layout" svg:width="15.239cm" svg:height="11.429cm" svg:x="1.905cm" svg:y="12.065cm" presentation:class="notes" presentation:user-transformed="true">
            <draw:text-box>
              <text:p text:style-name="P3"><text:span text:style-name="T2">[Mandatory Slide]</text:span></text:p>
              <text:p text:style-name="P3"><text:span text:style-name="T2">This is a sort of a road map to get introduced to the topics of the section and their title. Instead of putting them as straight bullets, we can show a learning path.</text:span></text:p>
            </draw:text-box>
          </draw:frame>
        </presentation:notes>
      </draw:page>
      <draw:page draw:name="page3" draw:style-name="dp3" draw:master-page-name="Section_20_and_20_Subsection_20_Title">
        <office:forms form:automatic-focus="false" form:apply-design-mode="false"/>
        <draw:frame draw:name="Shape 167" presentation:style-name="pr7" draw:text-style-name="P12" draw:layer="layout" svg:width="22.838cm" svg:height="2.592cm" svg:x="1.085cm" svg:y="5.054cm" presentation:class="title" presentation:user-transformed="true">
          <draw:text-box>
            <text:p text:style-name="P1"><text:span text:style-name="T8">Example: A (barely) functional calculator</text:span></text:p>
          </draw:text-box>
        </draw:frame>
        <draw:frame draw:name="Shape 168" presentation:style-name="pr8" draw:text-style-name="P13" draw:layer="layout" svg:width="22.838cm" svg:height="1.202cm" svg:x="1.085cm" svg:y="7.748cm" presentation:class="subtitle" presentation:user-transformed="true">
          <draw:text-box>
            <text:p text:style-name="P1"><text:span text:style-name="T9">Exploring the pros and cons of Functional Python with an example</text:span></text:p>
          </draw:text-box>
        </draw:frame>
        <presentation:notes draw:style-name="dp2">
          <draw:page-thumbnail draw:name="Shape 164" draw:style-name="gr1" draw:layer="layout" svg:width="16.932cm" svg:height="9.524cm" svg:x="1.059cm" svg:y="1.905cm" draw:page-number="3" presentation:class="page"/>
          <draw:frame draw:name="Shape 165" presentation:style-name="pr9"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Multi Point Slide" draw:style-name="dp1" draw:master-page-name="Title_20_Only" presentation:presentation-page-layout-name="AL2T1">
        <office:forms form:automatic-focus="false" form:apply-design-mode="false"/>
        <draw:frame draw:name="Shape 212" presentation:style-name="pr10" draw:text-style-name="P10" draw:layer="layout" svg:width="24.517cm" svg:height="1.673cm" svg:x="0.273cm" svg:y="0.045cm" presentation:class="title">
          <draw:text-box>
            <text:p text:style-name="P1"><text:span text:style-name="T9">Our calculator</text:span></text:p>
          </draw:text-box>
        </draw:frame>
        <draw:frame draw:name="Shape 213" presentation:style-name="pr11" draw:text-style-name="P14" draw:layer="layout" svg:width="22.859cm" svg:height="8.286cm" svg:x="1.27cm" svg:y="3.343cm" presentation:class="outline">
          <draw:text-box>
            <text:list text:style-name="L4">
              <text:list-item>
                <text:p text:style-name="P7"><text:span text:style-name="T10">We will create a simple calculator</text:span></text:p>
              </text:list-item>
              <text:list-item>
                <text:p xml:id="id1" text:id="id1" text:style-name="P7"><text:span text:style-name="T10">That reads </text:span><text:span text:style-name="T11">two integer values</text:span><text:span text:style-name="T10"> and </text:span><text:span text:style-name="T11">one operator</text:span><text:span text:style-name="T10"> (+, -, /, *) from the standard input</text:span></text:p>
              </text:list-item>
              <text:list-item>
                <text:p xml:id="id2" text:id="id2" text:style-name="P7"><text:span text:style-name="T10">Values are validated and asked for again if necessary</text:span></text:p>
              </text:list-item>
              <text:list-item>
                <text:p xml:id="id3" text:id="id3" text:style-name="P7"><text:span text:style-name="T10">The output value is printed ou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name="Shape 209" draw:style-name="gr1" draw:layer="layout" svg:width="16.932cm" svg:height="9.524cm" svg:x="1.059cm" svg:y="1.905cm" draw:page-number="4" presentation:class="page"/>
          <draw:frame draw:name="Shape 210" presentation:style-name="pr12" draw:text-style-name="P15" draw:layer="layout" svg:width="15.239cm" svg:height="11.429cm" svg:x="1.905cm" svg:y="12.065cm" presentation:class="notes" presentation:user-transformed="true">
            <draw:text-box>
              <text:p text:style-name="P3"><text:span text:style-name="T2">This slide, like mentioned above is for multiple pointers. The information above covers the types of information that can be used in this slide</text:span></text:p>
              <text:p text:style-name="P3"><text:span text:style-name="T2"/></text:p>
            </draw:text-box>
          </draw:frame>
        </presentation:notes>
      </draw:page>
      <draw:page draw:name="page5" draw:style-name="dp1" draw:master-page-name="Title_20_Only" presentation:presentation-page-layout-name="AL2T1">
        <office:forms form:automatic-focus="false" form:apply-design-mode="false"/>
        <draw:frame draw:name="Shape 212" presentation:style-name="pr10" draw:text-style-name="P10" draw:layer="layout" svg:width="24.517cm" svg:height="1.673cm" svg:x="0.273cm" svg:y="0.045cm" presentation:class="title">
          <draw:text-box>
            <text:p text:style-name="P1"><text:span text:style-name="T9">Two styles</text:span></text:p>
          </draw:text-box>
        </draw:frame>
        <draw:frame draw:name="Shape 213" presentation:style-name="pr11" draw:text-style-name="P14" draw:layer="layout" svg:width="22.859cm" svg:height="8.286cm" svg:x="1.27cm" svg:y="3.343cm" presentation:class="outline">
          <draw:text-box>
            <text:list text:style-name="L4">
              <text:list-item>
                <text:p text:style-name="P7"><text:span text:style-name="T10">We will look at two versions of this program</text:span></text:p>
              </text:list-item>
              <text:list-item>
                <text:p xml:id="id4" text:id="id4" text:style-name="P7"><text:span text:style-name="T10">One programmed in a </text:span><text:span text:style-name="T11">procedural</text:span><text:span text:style-name="T10"> style</text:span></text:p>
              </text:list-item>
              <text:list-item>
                <text:p xml:id="id5" text:id="id5" text:style-name="P7"><text:span text:style-name="T10">And one programmed in a </text:span><text:span text:style-name="T11">functional</text:span><text:span text:style-name="T10"> sty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name="Shape 209" draw:style-name="gr1" draw:layer="layout" svg:width="16.932cm" svg:height="9.524cm" svg:x="1.059cm" svg:y="1.905cm" draw:page-number="5" presentation:class="page"/>
          <draw:frame draw:name="Shape 210" presentation:style-name="pr13" draw:text-style-name="P15" draw:layer="layout" svg:width="15.239cm" svg:height="11.429cm" svg:x="1.905cm" svg:y="12.065cm" presentation:class="notes" presentation:user-transformed="true">
            <draw:text-box>
              <text:p text:style-name="P3"><text:span text:style-name="T2">This slide, like mentioned above is for multiple pointers. The information above covers the types of information that can be used in this slide</text:span></text:p>
              <text:p text:style-name="P3"><text:span text:style-name="T2"/></text:p>
            </draw:text-box>
          </draw:frame>
        </presentation:notes>
      </draw:page>
      <draw:page draw:name="page6" draw:style-name="dp1" draw:master-page-name="Split_20_Summary">
        <office:forms form:automatic-focus="false" form:apply-design-mode="false"/>
        <draw:frame draw:name="Shape 259" presentation:style-name="pr14" draw:text-style-name="P2" draw:layer="layout" svg:width="11.236cm" svg:height="4.117cm" svg:x="0.738cm" svg:y="3.425cm" presentation:class="title" presentation:user-transformed="true">
          <draw:text-box>
            <text:p text:style-name="P16"><text:span text:style-name="T12">Procedural</text:span></text:p>
          </draw:text-box>
        </draw:frame>
        <draw:frame draw:name="Shape 260" presentation:style-name="pr15" draw:text-style-name="P17" draw:layer="layout" svg:width="10.657cm" svg:height="10.263cm" svg:x="13.721cm" svg:y="2.012cm" presentation:class="outline" presentation:user-transformed="true">
          <draw:text-box>
            <text:p xml:id="id6" text:id="id6" text:style-name="P7"><text:span text:style-name="T9">Line-by-line</text:span></text:p>
            <text:p xml:id="id7" text:id="id7" text:style-name="P7"><text:span text:style-name="T9">Heavy use of statements</text:span></text:p>
            <text:p xml:id="id8" text:id="id8" text:style-name="P7"><text:span text:style-name="T9">Heavy use of expressions</text:span></text:p>
            <text:p xml:id="id9" text:id="id9" text:style-name="P7"><text:span text:style-name="T9">Long functions</text:span></text:p>
          </draw:text-box>
        </draw:frame>
        <draw:frame draw:name="Shape 261" presentation:style-name="pr16" draw:text-style-name="P18" draw:layer="layout" svg:width="11.236cm" svg:height="3.43cm" svg:x="0.738cm" svg:y="7.721cm" presentation:class="subtitle" presentation:user-transformed="true">
          <draw:text-box>
            <text:p text:style-name="P16"><text:span text:style-name="T13">What you’re probably used t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name="Shape 256" draw:style-name="gr1" draw:layer="layout" svg:width="16.932cm" svg:height="9.524cm" svg:x="1.059cm" svg:y="1.905cm" draw:page-number="6" presentation:class="page"/>
          <draw:frame draw:name="Shape 257" presentation:style-name="pr17" draw:text-style-name="P19" draw:layer="layout" svg:width="15.239cm" svg:height="11.429cm" svg:x="1.905cm" svg:y="12.065cm" presentation:class="notes" presentation:placeholder="true" presentation:user-transformed="true">
            <draw:text-box/>
          </draw:frame>
        </presentation:notes>
      </draw:page>
      <draw:page draw:name="page7" draw:style-name="dp1" draw:master-page-name="Split_20_Summary">
        <office:forms form:automatic-focus="false" form:apply-design-mode="false"/>
        <draw:frame draw:name="Shape 259" presentation:style-name="pr14" draw:text-style-name="P2" draw:layer="layout" svg:width="11.236cm" svg:height="4.117cm" svg:x="0.738cm" svg:y="3.425cm" presentation:class="title" presentation:user-transformed="true">
          <draw:text-box>
            <text:p text:style-name="P16"><text:span text:style-name="T12">Functional</text:span></text:p>
          </draw:text-box>
        </draw:frame>
        <draw:frame draw:name="Shape 260" presentation:style-name="pr15" draw:text-style-name="P17" draw:layer="layout" svg:width="10.657cm" svg:height="10.263cm" svg:x="13.721cm" svg:y="2.012cm" presentation:class="outline" presentation:user-transformed="true">
          <draw:text-box>
            <text:p xml:id="id10" text:id="id10" text:style-name="P7"><text:span text:style-name="T9">Little use of statements</text:span></text:p>
            <text:p xml:id="id11" text:id="id11" text:style-name="P7"><text:span text:style-name="T9">Heavy use of expressions</text:span></text:p>
            <text:p xml:id="id12" text:id="id12" text:style-name="P7"><text:span text:style-name="T9">Single-line functions</text:span></text:p>
            <text:p text:style-name="P7"><text:span text:style-name="T9"/></text:p>
          </draw:text-box>
        </draw:frame>
        <draw:frame draw:name="Shape 261" presentation:style-name="pr16" draw:text-style-name="P18" draw:layer="layout" svg:width="11.236cm" svg:height="3.43cm" svg:x="0.738cm" svg:y="7.721cm" presentation:class="subtitle" presentation:user-transformed="true">
          <draw:text-box>
            <text:p text:style-name="P16"><text:span text:style-name="T13">What you will learn in this cour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name="Shape 256" draw:style-name="gr1" draw:layer="layout" svg:width="16.932cm" svg:height="9.524cm" svg:x="1.059cm" svg:y="1.905cm" draw:page-number="7" presentation:class="page"/>
          <draw:frame draw:name="Shape 257" presentation:style-name="pr18" draw:text-style-name="P19" draw:layer="layout" svg:width="15.239cm" svg:height="11.429cm" svg:x="1.905cm" svg:y="12.065cm" presentation:class="notes" presentation:placeholder="true" presentation:user-transformed="true">
            <draw:text-box/>
          </draw:frame>
        </presentation:notes>
      </draw:page>
      <draw:page draw:name="A key point (or issue)!" draw:style-name="dp1" draw:master-page-name="Main_20_Point">
        <office:forms form:automatic-focus="false" form:apply-design-mode="false"/>
        <draw:frame draw:name="Shape 237" presentation:style-name="pr19" draw:text-style-name="P20" draw:layer="layout" svg:width="22.316cm" svg:height="11.362cm" svg:x="1.362cm" svg:y="1.356cm" presentation:class="title" presentation:user-transformed="true">
          <draw:text-box>
            <text:p text:style-name="P1"><text:span text:style-name="T14">Programming styles are like painting styles</text:span></text:p>
          </draw:text-box>
        </draw:frame>
        <presentation:notes draw:style-name="dp2">
          <draw:page-thumbnail draw:name="Shape 234" draw:style-name="gr1" draw:layer="layout" svg:width="16.932cm" svg:height="9.524cm" svg:x="1.059cm" svg:y="1.905cm" draw:page-number="8" presentation:class="page"/>
          <draw:frame draw:name="Shape 235" presentation:style-name="pr20" draw:text-style-name="P4" draw:layer="layout" svg:width="15.239cm" svg:height="11.429cm" svg:x="1.905cm" svg:y="12.065cm" presentation:class="notes" presentation:user-transformed="true">
            <draw:text-box>
              <text:p text:style-name="P3"><text:span text:style-name="T2">Something that needs to grab the viewers attention!!</text:span></text:p>
            </draw:text-box>
          </draw:frame>
        </presentation:notes>
      </draw:page>
      <draw:page draw:name="page9" draw:style-name="dp1" draw:master-page-name="Default">
        <office:forms form:automatic-focus="false" form:apply-design-mode="false"/>
        <draw:frame draw:name="Shape 272" presentation:style-name="pr21" draw:text-style-name="P12" draw:layer="layout" svg:width="22.838cm" svg:height="2.592cm" svg:x="1.085cm" svg:y="5.054cm" presentation:class="title" presentation:user-transformed="true">
          <draw:text-box>
            <text:p text:style-name="P1"><text:span text:style-name="T8">Next Video</text:span></text:p>
          </draw:text-box>
        </draw:frame>
        <draw:frame draw:name="Shape 273" presentation:style-name="pr22" draw:text-style-name="P13" draw:layer="layout" svg:width="22.838cm" svg:height="1.202cm" svg:x="1.085cm" svg:y="7.748cm" presentation:class="subtitle" presentation:user-transformed="true">
          <draw:text-box>
            <text:p text:style-name="P1"><text:span text:style-name="T9">Pro: Stateless functions without side-effects always produce the same result (referential transparency)</text:span></text:p>
          </draw:text-box>
        </draw:frame>
        <presentation:notes draw:style-name="dp2">
          <draw:page-thumbnail draw:name="Shape 269" draw:style-name="gr1" draw:layer="layout" svg:width="16.932cm" svg:height="9.524cm" svg:x="1.058cm" svg:y="1.905cm" draw:page-number="9" presentation:class="page"/>
          <draw:frame draw:name="Shape 270" presentation:style-name="pr23"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1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marker draw:name="msArrowOvalEnd_20_9" draw:display-name="msArrowOvalEnd 9" svg:viewBox="0 0 500 500" svg:d="M250 0l125 35 90 90 35 125-35 125-90 90-125 35-125-35-90-90-35-125 35-125 90-9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lone_20_Introduction_20_or_20_Summary-background" style:display-name="Standalone Introduction or Summary-background" style:family="presentation">
      <style:graphic-properties draw:stroke="none" draw:fill="solid" draw:fill-color="#f37021"/>
      <style:text-properties style:letter-kerning="true"/>
    </style:style>
    <style:style style:name="Standalone_20_Introduction_20_or_20_Summary-backgroundobjects" style:display-name="Standalone Introduction or Summary-backgroundobjects" style:family="presentation">
      <style:graphic-properties draw:textarea-horizontal-align="justify" draw:shadow="hidden" draw:shadow-offset-x="0.2cm" draw:shadow-offset-y="0.2cm" draw:shadow-color="#808080"/>
      <style:text-properties style:letter-kerning="true"/>
    </style:style>
    <style:style style:name="Standalone_20_Introduction_20_or_20_Summary-notes" style:display-name="Standalone Introduction or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lone_20_Introduction_20_or_20_Summary-outline1" style:display-name="Standalone Introduction or Summary-outline1" style:family="presentation">
      <style:graphic-properties draw:stroke="none" draw:fill="none" draw:auto-grow-height="false" draw:fit-to-size="shrink-to-fit">
        <text:list-style style:name="Standalone_20_Introduction_20_or_20_Summary-outline1" style:display-name="Standalone Introduction or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lone_20_Introduction_20_or_20_Summary-outline2" style:display-name="Standalone Introduction or Summary-outline2" style:family="presentation" style:parent-style-name="Standalone_20_Introduction_20_or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3" style:display-name="Standalone Introduction or Summary-outline3" style:family="presentation" style:parent-style-name="Standalone_20_Introduction_20_or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4" style:display-name="Standalone Introduction or Summary-outline4" style:family="presentation" style:parent-style-name="Standalone_20_Introduction_20_or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5" style:display-name="Standalone Introduction or Summary-outline5" style:family="presentation" style:parent-style-name="Standalone_20_Introduction_20_or_20_Summary-outline4">
      <style:paragraph-properties fo:margin-top="0.1cm" fo:margin-bottom="0cm"/>
      <style:text-properties fo:font-size="20pt" style:font-size-asian="20pt" style:font-size-complex="20pt"/>
    </style:style>
    <style:style style:name="Standalone_20_Introduction_20_or_20_Summary-outline6" style:display-name="Standalone Introduction or Summary-outline6" style:family="presentation" style:parent-style-name="Standalone_20_Introduction_20_or_20_Summary-outline5">
      <style:paragraph-properties fo:margin-top="0.1cm" fo:margin-bottom="0cm"/>
      <style:text-properties fo:font-size="20pt" style:font-size-asian="20pt" style:font-size-complex="20pt"/>
    </style:style>
    <style:style style:name="Standalone_20_Introduction_20_or_20_Summary-outline7" style:display-name="Standalone Introduction or Summary-outline7" style:family="presentation" style:parent-style-name="Standalone_20_Introduction_20_or_20_Summary-outline6">
      <style:paragraph-properties fo:margin-top="0.1cm" fo:margin-bottom="0cm"/>
      <style:text-properties fo:font-size="20pt" style:font-size-asian="20pt" style:font-size-complex="20pt"/>
    </style:style>
    <style:style style:name="Standalone_20_Introduction_20_or_20_Summary-outline8" style:display-name="Standalone Introduction or Summary-outline8" style:family="presentation" style:parent-style-name="Standalone_20_Introduction_20_or_20_Summary-outline7">
      <style:paragraph-properties fo:margin-top="0.1cm" fo:margin-bottom="0cm"/>
      <style:text-properties fo:font-size="20pt" style:font-size-asian="20pt" style:font-size-complex="20pt"/>
    </style:style>
    <style:style style:name="Standalone_20_Introduction_20_or_20_Summary-outline9" style:display-name="Standalone Introduction or Summary-outline9" style:family="presentation" style:parent-style-name="Standalone_20_Introduction_20_or_20_Summary-outline8">
      <style:paragraph-properties fo:margin-top="0.1cm" fo:margin-bottom="0cm"/>
      <style:text-properties fo:font-size="20pt" style:font-size-asian="20pt" style:font-size-complex="20pt"/>
    </style:style>
    <style:style style:name="Standalone_20_Introduction_20_or_20_Summary-subtitle" style:display-name="Standalone Introduction or Summary-subtitle" style:family="presentation">
      <style:graphic-properties draw:stroke="none" draw:fill="none" draw:textarea-vertical-align="middle">
        <text:list-style style:name="Standalone_20_Introduction_20_or_20_Summary-subtitle" style:display-name="Standalone Introduction or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lone_20_Introduction_20_or_20_Summary-title" style:display-name="Standalone Introduction or Summary-title" style:family="presentation">
      <style:graphic-properties draw:stroke="none" draw:fill="none" draw:textarea-vertical-align="middle">
        <text:list-style style:name="Standalone_20_Introduction_20_or_20_Summary-title" style:display-name="Standalone Introduction or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tandalone_20_Introduction_20_or_20_Summary-backgroundobjects">
      <style:graphic-properties draw:stroke="none" draw:fill="none" draw:fill-color="#ffffff" draw:auto-grow-height="false" fo:min-height="1.485cm"/>
    </style:style>
    <style:style style:name="Mpr2" style:family="presentation" style:parent-style-name="Standalone_20_Introduction_20_or_20_Summary-backgroundobjects">
      <style:graphic-properties draw:stroke="none" draw:fill="none" draw:fill-color="#ffffff" draw:textarea-vertical-align="bottom" draw:auto-grow-height="false" fo:min-height="1.485cm"/>
    </style:style>
    <style:style style:name="Mpr3" style:family="presentation" style:parent-style-name="Title_20_and_20_Body-backgroundobjects">
      <style:graphic-properties draw:stroke="none" draw:fill="none" draw:fill-color="#ffffff" draw:auto-grow-height="false" fo:min-height="1.27cm"/>
    </style:style>
    <style:style style:name="Mpr4" style:family="presentation" style:parent-style-name="Title_20_and_20_Body-backgroundobjects">
      <style:graphic-properties draw:stroke="none" draw:fill="none" draw:fill-color="#ffffff" draw:textarea-vertical-align="bottom" draw:auto-grow-height="false" fo:min-height="1.27cm"/>
    </style:style>
    <style:style style:name="Mpr5" style:family="presentation" style:parent-style-name="Section_20_and_20_Subsection_20_Title-backgroundobjects">
      <style:graphic-properties draw:stroke="none" draw:fill="none" draw:fill-color="#ffffff" draw:auto-grow-height="false" fo:min-height="1.27cm"/>
    </style:style>
    <style:style style:name="Mpr6" style:family="presentation" style:parent-style-name="Section_20_and_20_Subsection_20_Title-backgroundobjects">
      <style:graphic-properties draw:stroke="none" draw:fill="none" draw:fill-color="#ffffff" draw:textarea-vertical-align="bottom" draw:auto-grow-height="false" fo:min-height="1.27cm"/>
    </style:style>
    <style:style style:name="Mpr7" style:family="presentation" style:parent-style-name="Title_20_and_20_Two_20_Columns-backgroundobjects">
      <style:graphic-properties draw:stroke="none" draw:fill="none" draw:fill-color="#ffffff" draw:auto-grow-height="false" fo:min-height="1.27cm"/>
    </style:style>
    <style:style style:name="Mpr8" style:family="presentation" style:parent-style-name="Title_20_and_20_Two_20_Columns-backgroundobjects">
      <style:graphic-properties draw:stroke="none" draw:fill="none" draw:fill-color="#ffffff" draw:textarea-vertical-align="bottom" draw:auto-grow-height="false" fo:min-height="1.27cm"/>
    </style:style>
    <style:style style:name="Mpr9" style:family="presentation" style:parent-style-name="Title_20_Only-backgroundobjects">
      <style:graphic-properties draw:stroke="none" draw:fill="none" draw:fill-color="#ffffff" draw:auto-grow-height="false" fo:min-height="1.27cm"/>
    </style:style>
    <style:style style:name="Mpr10" style:family="presentation" style:parent-style-name="Title_20_Only-backgroundobjects">
      <style:graphic-properties draw:stroke="none" draw:fill="none" draw:fill-color="#ffffff" draw:textarea-vertical-align="bottom" draw:auto-grow-height="false" fo:min-height="1.27cm"/>
    </style:style>
    <style:style style:name="Mpr11" style:family="presentation" style:parent-style-name="Main_20_Point-backgroundobjects">
      <style:graphic-properties draw:stroke="none" draw:fill="none" draw:fill-color="#ffffff" draw:auto-grow-height="false" fo:min-height="1.27cm"/>
    </style:style>
    <style:style style:name="Mpr12" style:family="presentation" style:parent-style-name="Main_20_Point-backgroundobjects">
      <style:graphic-properties draw:stroke="none" draw:fill="none" draw:fill-color="#ffffff" draw:textarea-vertical-align="bottom" draw:auto-grow-height="false" fo:min-height="1.27cm"/>
    </style:style>
    <style:style style:name="Mpr13" style:family="presentation" style:parent-style-name="Big_20_Number-backgroundobjects">
      <style:graphic-properties draw:stroke="none" draw:fill="none" draw:fill-color="#ffffff" draw:auto-grow-height="false" fo:min-height="1.27cm"/>
    </style:style>
    <style:style style:name="Mpr14" style:family="presentation" style:parent-style-name="Big_20_Number-backgroundobjects">
      <style:graphic-properties draw:stroke="none" draw:fill="none" draw:fill-color="#ffffff" draw:textarea-vertical-align="bottom" draw:auto-grow-height="false" fo:min-height="1.27cm"/>
    </style:style>
    <style:style style:name="Mpr15" style:family="presentation" style:parent-style-name="One_20_Column_20_Text-backgroundobjects">
      <style:graphic-properties draw:stroke="none" draw:fill="none" draw:fill-color="#ffffff" draw:auto-grow-height="false" fo:min-height="1.27cm"/>
    </style:style>
    <style:style style:name="Mpr16" style:family="presentation" style:parent-style-name="One_20_Column_20_Text-backgroundobjects">
      <style:graphic-properties draw:stroke="none" draw:fill="none" draw:fill-color="#ffffff" draw:textarea-vertical-align="bottom" draw:auto-grow-height="false" fo:min-height="1.27cm"/>
    </style:style>
    <style:style style:name="Mpr17" style:family="presentation" style:parent-style-name="Split_20_Summary-backgroundobjects">
      <style:graphic-properties draw:stroke="none" draw:fill="none" draw:fill-color="#ffffff" draw:auto-grow-height="false" fo:min-height="1.27cm"/>
    </style:style>
    <style:style style:name="Mpr18" style:family="presentation" style:parent-style-name="Split_20_Summary-backgroundobjects">
      <style:graphic-properties draw:stroke="none" draw:fill="none" draw:fill-color="#ffffff" draw:textarea-vertical-align="bottom" draw:auto-grow-height="false" fo:min-height="1.27cm"/>
    </style:style>
    <style:style style:name="Mpr19" style:family="presentation" style:parent-style-name="Default-backgroundobjects">
      <style:graphic-properties draw:stroke="none" draw:fill="none" draw:fill-color="#ffffff" draw:auto-grow-height="false" fo:min-height="1.27cm"/>
    </style:style>
    <style:style style:name="Mpr20"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afafa"/>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lone_20_Introduction_20_or_20_Summary" style:display-name="Standalone Introduction or Summary" style:page-layout-name="PM1" draw:style-name="Mdp1">
      <draw:frame draw:name="Shape 98" presentation:style-name="Standalone_20_Introduction_20_or_20_Summary-title" draw:layer="backgroundobjects" svg:width="22.838cm" svg:height="2.812cm" svg:x="1.28cm" svg:y="5.737cm" presentation:class="title" presentation:placeholder="true" presentation:user-transformed="true">
        <draw:text-box/>
      </draw:frame>
      <draw:frame presentation:style-name="Standalone_20_Introduction_20_or_20_Summary-outline1" draw:layer="backgroundobjects" svg:width="22.859cm" svg:height="8.286cm" svg:x="1.27cm" svg:y="3.343cm" presentation:class="outline" presentation:placeholder="true">
        <draw:text-box/>
      </draw:frame>
      <presentation:notes style:page-layout-name="PM2">
        <draw:page-thumbnail presentation:style-name="Standalone_20_Introduction_20_or_20_Summary-title" draw:layer="backgroundobjects" svg:width="14.848cm" svg:height="11.136cm" svg:x="3.075cm" svg:y="2.257cm" presentation:class="page"/>
        <draw:frame presentation:style-name="Standalone_20_Introduction_20_or_20_Summar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5" draw:layer="backgroundobjects" svg:width="25.399cm" svg:height="9.603cm" draw:transform="rotate (-3.14159265358979) translate (25.396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Title_20_and_20_Body-title" draw:layer="backgroundobjects" svg:width="22.838cm" svg:height="2.132cm" svg:x="1.311cm" svg:y="2.052cm" presentation:class="title" presentation:placeholder="true" presentation:user-transformed="true">
        <draw:text-box/>
      </draw:frame>
      <draw:frame draw:name="Shape 103" presentation:style-name="Title_20_and_20_Body-outline1" draw:layer="backgroundobjects" svg:width="22.838cm" svg:height="7.527cm" svg:x="1.311cm" svg:y="5.331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and_20_Subsection_20_Title" style:display-name="Section and Subsection Title" style:page-layout-name="PM1" draw:style-name="Mdp1">
      <draw:frame draw:name="Shape 95" presentation:style-name="Section_20_and_20_Subsection_20_Title-title" draw:layer="backgroundobjects" svg:width="22.838cm" svg:height="2.592cm" svg:x="1.085cm" svg:y="5.054cm" presentation:class="title" presentation:placeholder="true" presentation:user-transformed="true">
        <draw:text-box/>
      </draw:frame>
      <draw:frame presentation:style-name="Section_20_and_20_Subsection_20_Title-outline1" draw:layer="backgroundobjects" svg:width="22.859cm" svg:height="8.286cm" svg:x="1.27cm" svg:y="3.343cm" presentation:class="outline" presentation:placeholder="true">
        <draw:text-box/>
      </draw:frame>
      <presentation:notes style:page-layout-name="PM2">
        <draw:page-thumbnail presentation:style-name="Section_20_and_20_Subsection_20_Title-title" draw:layer="backgroundobjects" svg:width="16.931cm" svg:height="9.524cm" svg:x="1.059cm" svg:y="1.93cm" presentation:class="page"/>
        <draw:frame presentation:style-name="Section_20_and_20_Subsection_20_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5" draw:layer="backgroundobjects" svg:width="25.399cm" svg:height="9.603cm" draw:transform="rotate (-3.14159265358979) translate (25.396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Title_20_and_20_Two_20_Columns-title" draw:layer="backgroundobjects" svg:width="22.838cm" svg:height="2.132cm" svg:x="1.311cm" svg:y="2.052cm" presentation:class="title" presentation:placeholder="true" presentation:user-transformed="true">
        <draw:text-box/>
      </draw:frame>
      <draw:frame draw:name="Shape 108" presentation:style-name="Title_20_and_20_Two_20_Columns-outline1" draw:layer="backgroundobjects" svg:width="11.11cm" svg:height="7.527cm" svg:x="1.311cm" svg:y="5.331cm" presentation:class="outline" presentation:placeholder="true" presentation:user-transformed="true">
        <draw:text-box/>
      </draw:frame>
      <draw:frame draw:name="Shape 109" presentation:style-name="Title_20_and_20_Two_20_Columns-outline1" draw:layer="backgroundobjects" svg:width="11.11cm" svg:height="7.527cm" svg:x="13.04cm" svg:y="5.331cm" presentation:class="outline" presentation:placeholder="true" presentation:user-transformed="true">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5" draw:layer="backgroundobjects" svg:width="25.399cm" svg:height="12.463cm" draw:transform="rotate (-3.14159265358979) translate (25.396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6" draw:layer="backgroundobjects" svg:width="25.399cm" svg:height="0.301cm" svg:x="0cm" svg:y="1.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Title_20_Only-title" draw:layer="backgroundobjects" svg:width="24.517cm" svg:height="1.673cm" svg:x="0.273cm" svg:y="0.045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ain_20_Point-title" draw:layer="backgroundobjects" svg:width="22.316cm" svg:height="11.362cm" svg:x="1.362cm" svg:y="1.356cm" presentation:class="title" presentation:placeholder="true" presentation:user-transformed="true">
        <draw:text-box/>
      </draw:frame>
      <draw:frame presentation:style-name="Main_20_Point-outline1" draw:layer="backgroundobjects" svg:width="22.859cm" svg:height="8.286cm" svg:x="1.27cm" svg:y="3.343cm" presentation:class="outline" presentation:placeholder="true">
        <draw:text-box/>
      </draw:frame>
      <presentation:notes style:page-layout-name="PM2">
        <draw:page-thumbnail presentation:style-name="Main_20_Point-title" draw:layer="backgroundobjects" svg:width="16.931cm" svg:height="9.524cm" svg:x="1.059cm" svg:y="1.93cm" presentation:class="page"/>
        <draw:frame presentation:style-name="Main_20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Big_20_Number-title" draw:layer="backgroundobjects" svg:width="22.838cm" svg:height="5.453cm" svg:x="1.28cm" svg:y="3.468cm" presentation:class="title" presentation:placeholder="true" presentation:user-transformed="true">
        <draw:text-box/>
      </draw:frame>
      <draw:frame draw:name="Shape 139" presentation:style-name="Big_20_Number-outline1" draw:layer="backgroundobjects" svg:width="16.536cm" svg:height="3.612cm" svg:x="4.432cm" svg:y="9.094cm" presentation:class="outline" presentation:placeholder="true" presentation:user-transformed="true">
        <draw:text-box/>
      </draw:frame>
      <presentation:notes style:page-layout-name="PM2">
        <draw:page-thumbnail presentation:style-name="Big_20_Number-title" draw:layer="backgroundobjects" svg:width="16.931cm" svg:height="9.524cm" svg:x="1.059cm" svg:y="1.93cm" presentation:class="page"/>
        <draw:frame presentation:style-name="Big_20_Numb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5" draw:layer="backgroundobjects" svg:width="16.297cm" svg:height="14.287cm" draw:transform="rotate (-3.14159265358979) translate (25.396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6" draw:layer="backgroundobjects" svg:width="14.287cm" svg:height="0.301cm" draw:transform="rotate (1.5707963267949) translate (9.102cm 14.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One_20_Column_20_Text-title" draw:layer="backgroundobjects" svg:width="7.799cm" svg:height="2.647cm" svg:x="0.628cm" svg:y="0.994cm" presentation:class="title" presentation:placeholder="true" presentation:user-transformed="true">
        <draw:text-box/>
      </draw:frame>
      <draw:frame draw:name="Shape 118" presentation:style-name="One_20_Column_20_Text-outline1" draw:layer="backgroundobjects" svg:width="7.799cm" svg:height="8.787cm" svg:x="0.628cm" svg:y="4.072cm" presentation:class="outline" presentation:placeholder="true" presentation:user-transformed="true">
        <draw:text-box/>
      </draw:frame>
      <presentation:notes style:page-layout-name="PM2">
        <draw:page-thumbnail presentation:style-name="One_20_Column_20_Text-title" draw:layer="backgroundobjects" svg:width="16.931cm" svg:height="9.524cm" svg:x="1.059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5" draw:layer="backgroundobjects" svg:width="12.699cm" svg:height="14.287cm" svg:x="-0.004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6" draw:layer="backgroundobjects" svg:width="14.285cm" svg:height="0.301cm" draw:transform="rotate (-1.5707963267949) translate (12.7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Split_20_Summary-title" draw:layer="backgroundobjects" svg:width="11.236cm" svg:height="4.117cm" svg:x="0.738cm" svg:y="3.425cm" presentation:class="title" presentation:placeholder="true" presentation:user-transformed="true">
        <draw:text-box/>
      </draw:frame>
      <draw:frame draw:name="Shape 126" presentation:style-name="Split_20_Summary-outline1" draw:layer="backgroundobjects" svg:width="10.657cm" svg:height="10.263cm" svg:x="13.721cm" svg:y="2.012cm" presentation:class="outline" presentation:placeholder="true" presentation:user-transformed="true">
        <draw:text-box/>
      </draw:frame>
      <presentation:notes style:page-layout-name="PM2">
        <draw:page-thumbnail presentation:style-name="Split_20_Summary-title" draw:layer="backgroundobjects" svg:width="16.931cm" svg:height="9.524cm" svg:x="1.059cm" svg:y="1.93cm" presentation:class="page"/>
        <draw:frame presentation:style-name="Split_20_Summar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Default-title" draw:layer="backgroundobjects" svg:width="22.838cm" svg:height="2.592cm" svg:x="1.085cm" svg:y="5.054cm" presentation:class="title" presentation:placeholder="true" presentation:user-transformed="true">
        <draw:text-box/>
      </draw:frame>
      <draw:frame draw:name="Shape 15" draw:style-name="Mgr5" draw:text-style-name="MP7" draw:layer="backgroundobjects" svg:width="1.216cm" svg:height="2.327cm" svg:x="23.678cm" svg:y="11.485cm">
        <draw:image xlink:href="Pictures/10000201000001F4000003BCFB2D81DB9431A256.png" xlink:type="simple" xlink:show="embed" xlink:actuate="onLoad">
          <text:p/>
        </draw:image>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11</meta:editing-cycles>
    <dc:date>2017-06-07T17:16:04.083796566</dc:date>
    <meta:editing-duration>PT42M54S</meta:editing-duration>
    <meta:generator>LibreOffice/5.3.1.2$Linux_X86_64 LibreOffice_project/30m0$Build-2</meta:generator>
    <meta:document-statistic meta:object-count="149"/>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1</meta:user-defined>
  </office:meta>
</office:document-meta>
</file>